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font-style="normal" officeooo:rsid="001f5346" officeooo:paragraph-rsid="001f5346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f5346"/>
    </style:style>
    <style:style style:name="T3" style:family="text">
      <style:text-properties officeooo:rsid="0021b2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3">5</text:span> : Tables de décision <text:span text:style-name="T2">et gabarits</text:span></text:h>
      <text:p text:style-name="Standard"/>
      <text:p text:style-name="Standard"/>
      <text:p text:style-name="Standard">Nous reprenons la partie <text:span text:style-name="T1">stateless</text:span> du TP1 et nous l'implémentons via une table de décision</text:p>
      <text:h text:style-name="Heading_20_2" text:outline-level="2">Mise au point du tableur</text:h>
      <text:p text:style-name="P1">Utiliser l'assistant qui permet de démarrer avec tableur pré-rempli</text:p>
      <text:p text:style-name="P1"/>
      <text:h text:style-name="Heading_20_2" text:outline-level="2">Gabarits</text:h>
      <text:p text:style-name="P2">Dans la 2ème partie de l'atelier nous allons générer un fichier DRL à partir d'un gabarit et d'une collections de données (stockées dans une Map)</text:p>
      <text:p text:style-name="P2"/>
      <text:p text:style-name="P2">Récupérer les sources fournies, le comprendre et compléter le gabarit fourni</text:p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THIBAU</meta:initial-creator>
    <meta:creation-date>2011-02-21T19:17:13</meta:creation-date>
    <dc:date>2020-01-07T16:34:43.157819204</dc:date>
    <meta:editing-duration>PT6H21M3S</meta:editing-duration>
    <meta:editing-cycles>21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73" meta:character-count="446" meta:non-whitespace-character-count="380"/>
  </office:meta>
</office:document-meta>
</file>